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4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3" office:value-type="float" office:value="21.550807">
            <text:p>21.5508070</text:p>
          </table:table-cell>
          <table:table-cell table:style-name="ce33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5" office:value-type="float" office:value="26.55833888888889">
            <text:p>26.5583389</text:p>
          </table:table-cell>
          <table:table-cell table:style-name="ce35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5" office:value-type="float" office:value="23.3108">
            <text:p>23.3108000</text:p>
          </table:table-cell>
          <table:table-cell table:style-name="ce35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8297414">
            <text:p>21.8297414</text:p>
          </table:table-cell>
          <table:table-cell table:style-name="ce36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640036">
            <text:p>21.6400360</text:p>
          </table:table-cell>
          <table:table-cell table:style-name="ce36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6" office:value-type="float" office:value="22.0728">
            <text:p>22.0728000</text:p>
          </table:table-cell>
          <table:table-cell table:style-name="ce36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6.68966111111111">
            <text:p>26.6896611</text:p>
          </table:table-cell>
          <table:table-cell table:style-name="ce35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35" office:value-type="float" office:value="24.944833333333335">
            <text:p>24.9448333</text:p>
          </table:table-cell>
          <table:table-cell table:style-name="ce35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7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5.48488888888889">
            <text:p>25.4848889</text:p>
          </table:table-cell>
          <table:table-cell table:style-name="ce35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8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5" office:value-type="float" office:value="19.93061388888889">
            <text:p>19.9306139</text:p>
          </table:table-cell>
          <table:table-cell table:style-name="ce35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5" office:value-type="float" office:value="21.698866666666667">
            <text:p>21.6988667</text:p>
          </table:table-cell>
          <table:table-cell table:style-name="ce35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5" office:value-type="float" office:value="21.491355555555558">
            <text:p>21.4913556</text:p>
          </table:table-cell>
          <table:table-cell table:style-name="ce35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8"/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5" table:formula="oooc:=[.A5]+[.B5]/60+[.C5]/3600" office:value-type="string">
            <text:p>26.6834500</text:p>
          </table:table-cell>
          <table:table-cell table:style-name="ce35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40"/>
        </table:table-row>
        <table:table-row table:style-name="ro2">
          <table:table-cell table:style-name="ce41"/>
        </table:table-row>
        <table:table-row table:number-rows-repeated="2" table:style-name="ro5"/>
        <table:table-row table:style-name="ro2">
          <table:table-cell table:number-columns-repeated="2"/>
          <table:table-cell table:style-name="ce4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